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Heading">
      <style:text-properties style:text-underline-style="solid" style:text-underline-width="auto" style:text-underline-color="font-color"/>
    </style:style>
    <style:style style:name="P3" style:family="paragraph" style:parent-style-name="Heading_20_1">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osibles Mejoras a la Plantilla.</text:h>
      <text:p text:style-name="P1">El establecimiento de pesos según la importancia de la cuestión me parece una forma correcta de formular el cuestionario, aunque creo que la mejor forma de hacer el cuestionario sería añadir a cada apartado una cuestión general sobre la impresión del apartado con un peso considerable, así se podrían mostrar opiniones que en el cuestionario no se puedan plasmar, ya que son de ámbito más concreto a la página en cuestión, o a pesar de no cumplir con alguna cosa del cuestionario, cumpliera en otros aspectos no plasmados. Pienso que faltan cuestiones de ámbito general para poder permitir dar opiniones más concretas a la página tratada. Falta adaptación a las distintas páginas, y no existen apartados dónde el revisor pueda aportar aspectos no contemplados, o detalles específicos a la página.</text:p>
      <text:p text:style-name="P2">Posibles Preguntas a Incluir.</text:p>
      <text:p text:style-name="P1">Se podría incluir alguna pregunta sobre el acceso al apartado legal de la web, es importante que los usuarios puedan conocer las políticas de la página y acceder a ello de forma sencilla, se podría evaluar si se incluye información legal sobre la web, si su contenido es correcto y suficiente, y si acceder a esa información resulta sencillo o no.</text:p>
      <text:p text:style-name="P1">Otra cuestión interesante sería preguntar por la información ofrecida y si su acceso es fácil. El contenido de la información y de la página en general, y la facilidad que se nos da para acceder a esta. Es decir, como está estructurada y cómo está estructurado su acc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Portillo Pacheco</meta:initial-creator>
    <meta:creation-date>2016-03-27T15:51:43.68</meta:creation-date>
    <meta:document-statistic meta:table-count="0" meta:image-count="0" meta:object-count="0" meta:page-count="1" meta:paragraph-count="5" meta:word-count="248" meta:character-count="1475"/>
    <dc:date>2016-03-27T16:17:01.67</dc:date>
    <dc:creator>Federico  Portillo Pacheco</dc:creator>
    <meta:editing-duration>PT9M16S</meta:editing-duration>
    <meta:editing-cycles>1</meta:editing-cycles>
    <meta:generator>OpenOffice/4.1.1$Win32 OpenOffice.org_project/411m6$Build-9775</meta:generator>
  </office:meta>
</office:document-meta>
</file>